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ffffff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4" style:family="graphic" style:parent-style-name="standard">
      <style:graphic-properties draw:stroke="dash" draw:stroke-dash="Fine_20_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 style:text-position="super 58%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27cm" svg:height="1.27cm" svg:x="5.11cm" svg:y="7.385cm">
            <text:p/>
          </draw:circle>
          <draw:circle draw:style-name="gr2" draw:text-style-name="P1" draw:layer="layout" svg:width="1.905cm" svg:height="1.905cm" svg:x="5.51cm" svg:y="7.05cm">
            <text:p/>
          </draw:circle>
          <draw:circle draw:style-name="gr3" draw:text-style-name="P1" draw:layer="layout" svg:width="1.27cm" svg:height="1.27cm" svg:x="5.21cm" svg:y="7.385cm">
            <text:p/>
          </draw:circle>
        </draw:g>
        <draw:g>
          <draw:line draw:style-name="gr4" draw:text-style-name="P1" draw:layer="layout" svg:x1="4.945cm" svg:y1="7.885cm" svg:x2="2.405cm" svg:y2="7.25cm">
            <text:p/>
          </draw:line>
          <draw:line draw:style-name="gr5" draw:text-style-name="P1" draw:layer="layout" svg:x1="2.405cm" svg:y1="8.686cm" svg:x2="4.945cm" svg:y2="8.051cm">
            <text:p/>
          </draw:line>
        </draw:g>
        <draw:frame draw:style-name="gr6" draw:layer="layout" svg:width="2.301cm" svg:height="0.962cm" svg:x="1.135cm" svg:y="7.51cm">
          <draw:text-box>
            <text:p>stimuli</text:p>
          </draw:text-box>
        </draw:frame>
        <draw:rect draw:style-name="gr7" draw:text-style-name="P3" draw:id="id2" draw:layer="layout" svg:width="7.453cm" svg:height="3.715cm" svg:x="12.76cm" svg:y="3.87cm">
          <text:p text:style-name="P2"><text:span text:style-name="T1">VOLUNTARY</text:span></text:p>
          <text:p text:style-name="P2"><text:span text:style-name="T2">Foveal system</text:span></text:p>
          <text:p text:style-name="P2"><text:span text:style-name="T2"/></text:p>
          <text:p text:style-name="P2"><text:span text:style-name="T2">(position tracking)</text:span></text:p>
          <text:p text:style-name="P2"><text:span text:style-name="T2">(disparity &amp; proximal vergence)</text:span></text:p>
          <text:p text:style-name="P2"><text:span text:style-name="T2">(prediction)</text:span></text:p>
        </draw:rect>
        <draw:rect draw:style-name="gr7" draw:text-style-name="P3" draw:id="id1" draw:layer="layout" svg:width="7.553cm" svg:height="4.251cm" svg:x="12.66cm" svg:y="8.144cm">
          <text:p text:style-name="P2"><text:span text:style-name="T1">REFLEXIVE</text:span></text:p>
          <text:p text:style-name="P2"><text:span text:style-name="T2">Optokinetic system</text:span></text:p>
          <text:p text:style-name="P2"><text:span text:style-name="T2"/></text:p>
          <text:p text:style-name="P2"><text:span text:style-name="T2">(velocity tracking)</text:span></text:p>
          <text:p text:style-name="P2"><text:span text:style-name="T2">(disparity vergence)</text:span></text:p>
          <text:p text:style-name="P2"><text:span text:style-name="T2"/></text:p>
          <text:p text:style-name="P2"><text:span text:style-name="T3">1</text:span><text:span text:style-name="T4">st</text:span><text:span text:style-name="T3"> order motion only?</text:span></text:p>
        </draw:rect>
        <draw:connector draw:style-name="gr8" draw:text-style-name="P2" draw:layer="layout" draw:type="curve" svg:x1="10.534cm" svg:y1="8.053cm" svg:x2="12.66cm" svg:y2="10.269cm" draw:end-shape="id1" draw:end-glue-point="3" svg:d="m10534 8053c1182 0 119 2216 2126 2216">
          <text:p/>
        </draw:connector>
        <draw:connector draw:style-name="gr8" draw:text-style-name="P2" draw:layer="layout" draw:type="curve" svg:x1="10.613cm" svg:y1="7.58cm" svg:x2="12.76cm" svg:y2="5.727cm" draw:end-shape="id2" draw:end-glue-point="3" svg:d="m10613 7580c1197 0 124-1853 2147-1853">
          <text:p/>
        </draw:connector>
        <draw:g draw:id="id3">
          <draw:ellipse draw:style-name="gr9" draw:text-style-name="P2" draw:layer="layout" svg:width="2.014cm" svg:height="1.946cm" svg:x="23.091cm" svg:y="9.321cm">
            <text:p/>
          </draw:ellipse>
          <draw:frame draw:style-name="gr6" draw:text-style-name="P4" draw:layer="layout" svg:width="1.162cm" svg:height="1.513cm" svg:x="23.564cm" svg:y="9.572cm">
            <draw:text-box>
              <text:p><text:span text:style-name="T5">+</text:span></text:p>
            </draw:text-box>
          </draw:frame>
        </draw:g>
        <draw:line draw:style-name="gr8" draw:text-style-name="P2" draw:layer="layout" svg:x1="20.188cm" svg:y1="10.269cm" svg:x2="23.026cm" svg:y2="10.31cm">
          <text:p/>
        </draw:line>
        <draw:ellipse draw:style-name="gr10" draw:text-style-name="P2" draw:layer="layout" svg:width="4.445cm" svg:height="1.27cm" svg:x="21.641cm" svg:y="1.581cm">
          <text:p text:style-name="P2">attention</text:p>
        </draw:ellipse>
        <draw:connector draw:style-name="gr11" draw:text-style-name="P2" draw:layer="layout" draw:line-skew="0.489cm" svg:x1="20.288cm" svg:y1="5.708cm" svg:x2="25.105cm" svg:y2="10.294cm" draw:end-shape="id3" draw:end-glue-point="1" svg:d="m20288 5708h5857v4586h-1040">
          <text:p/>
        </draw:connector>
        <draw:polyline draw:style-name="gr12" draw:text-style-name="P2" draw:layer="layout" svg:width="6.347cm" svg:height="17.85cm" draw:transform="rotate (1.56573487196382) translate (6.26887139939329cm 15.4246465474407cm)" svg:viewBox="0 0 6348 17851" draw:points="4194,30505 0,30545 8,12785 6348,12694">
          <text:p/>
        </draw:polyline>
        <draw:polyline draw:style-name="gr12" draw:text-style-name="P2" draw:layer="layout" svg:width="4.665cm" svg:height="14.604cm" draw:transform="rotate (1.56573487196382) translate (6.73038110431537cm 13.7623844261964cm)" svg:viewBox="0 0 4666 14605" draw:points="3468,28137 53,28204 0,13722 4666,13600">
          <text:p/>
        </draw:polyline>
        <draw:frame draw:style-name="gr13" draw:layer="layout" svg:width="5.405cm" svg:height="1.064cm" svg:x="11.023cm" svg:y="12.59cm">
          <draw:text-box>
            <text:p>vertical vergence</text:p>
          </draw:text-box>
        </draw:frame>
        <draw:frame draw:style-name="gr13" draw:layer="layout" svg:width="9.604cm" svg:height="1.064cm" svg:x="11.123cm" svg:y="14.39cm">
          <draw:text-box>
            <text:p>version and horizontal vergence</text:p>
          </draw:text-box>
        </draw:frame>
        <draw:g>
          <draw:ellipse draw:style-name="gr9" draw:text-style-name="P2" draw:layer="layout" svg:width="2.014cm" svg:height="1.946cm" svg:x="8.578cm" svg:y="6.919cm">
            <text:p/>
          </draw:ellipse>
          <draw:frame draw:style-name="gr6" draw:text-style-name="P4" draw:layer="layout" svg:width="1.065cm" svg:height="1.513cm" svg:x="9.051cm" svg:y="7.07cm">
            <draw:text-box>
              <text:p><text:span text:style-name="T5">x</text:span></text:p>
            </draw:text-box>
          </draw:frame>
        </draw:g>
        <draw:line draw:style-name="gr8" draw:text-style-name="P2" draw:layer="layout" svg:x1="7.466cm" svg:y1="7.97cm" svg:x2="8.487cm" svg:y2="7.974cm">
          <text:p/>
        </draw:line>
        <draw:polyline draw:style-name="gr14" draw:text-style-name="P2" draw:layer="layout" svg:width="4.881cm" svg:height="12.233cm" draw:transform="rotate (-1.57079632679579) translate (21.882cm 1.81199999999276cm)" svg:viewBox="0 0 4882 12234" draw:points="0,-43764 0,-31548 4882,-31530">
          <text:p/>
        </draw:polyline>
        <draw:polyline draw:style-name="gr12" draw:text-style-name="P2" draw:layer="layout" svg:width="8.249cm" svg:height="20.266cm" draw:transform="rotate (1.56573487196382) translate (5.86024483804842cm 17.3265659504153cm)" svg:viewBox="0 0 8250 20267" draw:points="7112,32128 82,32163 0,11981 8250,11896">
          <text:p/>
        </draw:polyline>
        <draw:frame draw:style-name="gr13" draw:layer="layout" svg:width="3.288cm" svg:height="1.064cm" svg:x="14.323cm" svg:y="16.09cm">
          <draw:text-box>
            <text:p>saccades</text:p>
          </draw:text-box>
        </draw:frame>
        <draw:frame draw:style-name="gr13" draw:text-style-name="P5" draw:layer="layout" svg:width="4.998cm" svg:height="0.908cm" svg:x="9.724cm" svg:y="1.79cm">
          <draw:text-box>
            <text:p><text:span text:style-name="T2">target strengthening</text:span></text:p>
          </draw:text-box>
        </draw:frame>
        <draw:polyline draw:style-name="gr14" draw:text-style-name="P2" draw:layer="layout" svg:width="1.245cm" svg:height="5.364cm" draw:transform="rotate (-1.57079632679579) translate (21.815cm 2.617cm)" svg:viewBox="0 0 1246 5365" draw:points="0,-43630 25,-38265 1246,-38265">
          <text:p/>
        </draw:polyline>
        <draw:frame draw:style-name="gr13" draw:text-style-name="P5" draw:layer="layout" svg:width="3.953cm" svg:height="0.908cm" svg:x="17.324cm" svg:y="2.59cm">
          <draw:text-box>
            <text:p><text:span text:style-name="T2">target sel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rey Mulligan</meta:initial-creator>
    <meta:creation-date>2011-08-02T08:27:49</meta:creation-date>
    <dc:date>2013-03-01T09:38:23</dc:date>
    <dc:creator>Jeffrey Mulligan</dc:creator>
    <meta:editing-duration>PT08H27M20S</meta:editing-duration>
    <meta:editing-cycles>17</meta:editing-cycles>
    <meta:generator>OpenOffice.org/3.2$Unix OpenOffice.org_project/320m18$Build-9502</meta:generator>
    <meta:document-statistic meta:object-count="32"/>
  </office:meta>
</office:document-meta>
</file>